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6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6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6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ique1" table:style-name="ta1">
        <table:shapes>
          <draw:frame draw:z-index="0" draw:style-name="gr1" draw:text-style-name="P1" svg:width="15.999cm" svg:height="8.999cm" svg:x="0.371cm" svg:y="4.876cm">
            <draw:object draw:notify-on-update-of-ranges="PT@label 0 PT@label 1 PT@label 2 PT@label 3 PT@label 4 PT@label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4" table:default-cell-style-name="ce15"/>
        <table:table-column table:style-name="co1" table:default-cell-style-name="ce19"/>
        <table:table-column table:style-name="co1" table:default-cell-style-name="ce25"/>
        <table:table-row table:style-name="ro1">
          <table:table-cell table:style-name="ce1" office:value-type="string" calcext:value-type="string">
            <text:p>Somme - qte</text:p>
          </table:table-cell>
          <table:table-cell table:style-name="ce6" office:value-type="string" calcext:value-type="string">
            <text:p>annee</text:p>
          </table:table-cell>
          <table:table-cell table:style-name="ce12" table:number-columns-repeated="5"/>
          <table:table-cell table:style-name="ce22"/>
        </table:table-row>
        <table:table-row table:style-name="ro1">
          <table:table-cell table:style-name="ce2" office:value-type="string" calcext:value-type="string">
            <text:p>Magasin</text:p>
          </table:table-cell>
          <table:table-cell table:style-name="ce7" office:value-type="float" office:value="2020" calcext:value-type="float">
            <text:p>2020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float" office:value="2024" calcext:value-type="float">
            <text:p>2024</text:p>
          </table:table-cell>
          <table:table-cell table:style-name="ce13" office:value-type="float" office:value="2025" calcext:value-type="float">
            <text:p>2025</text:p>
          </table:table-cell>
          <table:table-cell table:style-name="ce23" office:value-type="string" calcext:value-type="string">
            <text:p>Total Résultat</text:p>
          </table:table-cell>
        </table:table-row>
        <table:table-row table:style-name="ro1">
          <table:table-cell table:style-name="ce3" office:value-type="string" calcext:value-type="string">
            <text:p>Cap au Sud</text:p>
          </table:table-cell>
          <table:table-cell table:style-name="ce8" office:value-type="float" office:value="208" calcext:value-type="float">
            <text:p>208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268" calcext:value-type="float">
            <text:p>268</text:p>
          </table:table-cell>
          <table:table-cell table:style-name="ce14" office:value-type="float" office:value="333" calcext:value-type="float">
            <text:p>333</text:p>
          </table:table-cell>
          <table:table-cell table:style-name="ce14" office:value-type="float" office:value="283" calcext:value-type="float">
            <text:p>283</text:p>
          </table:table-cell>
          <table:table-cell table:style-name="ce18" office:value-type="float" office:value="18" calcext:value-type="float">
            <text:p>18</text:p>
          </table:table-cell>
          <table:table-cell table:style-name="ce24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337" calcext:value-type="float">
            <text:p>337</text:p>
          </table:table-cell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10" office:value-type="float" office:value="216" calcext:value-type="float">
            <text:p>216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284" calcext:value-type="float">
            <text:p>284</text:p>
          </table:table-cell>
          <table:table-cell table:style-name="ce20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1411" calcext:value-type="float">
            <text:p>1411</text:p>
          </table:table-cell>
          <table:table-cell table:style-name="ce17" office:value-type="float" office:value="1473" calcext:value-type="float">
            <text:p>1473</text:p>
          </table:table-cell>
          <table:table-cell table:style-name="ce17" office:value-type="float" office:value="1664" calcext:value-type="float">
            <text:p>1664</text:p>
          </table:table-cell>
          <table:table-cell table:style-name="ce17" office:value-type="float" office:value="1843" calcext:value-type="float">
            <text:p>1843</text:p>
          </table:table-cell>
          <table:table-cell table:style-name="ce17" office:value-type="float" office:value="2084" calcext:value-type="float">
            <text:p>2084</text:p>
          </table:table-cell>
          <table:table-cell table:style-name="ce21" office:value-type="float" office:value="190" calcext:value-type="float">
            <text:p>190</text:p>
          </table:table-cell>
          <table:table-cell table:style-name="ce27" office:value-type="float" office:value="8665" calcext:value-type="float">
            <text:p>8665</text:p>
          </table:table-cell>
        </table:table-row>
      </table:table>
      <table:table table:name="Graphique2" table:style-name="ta1">
        <table:table-column table:style-name="co1" table:default-cell-style-name="Default"/>
        <table:table-row table:style-name="ro1">
          <table:table-cell/>
        </table:table-row>
      </table:table>
      <table:table table:name="Graphique3" table:style-name="ta1">
        <table:shapes>
          <draw:frame draw:z-index="0" draw:style-name="gr1" draw:text-style-name="P1" svg:width="15.999cm" svg:height="8.999cm" svg:x="0cm" svg:y="7.175cm">
            <draw:object draw:notify-on-update-of-ranges="PT@label 0 PT@label 1 PT@label 2 PT@label 3 PT@label 4 PT@label 5 PT@label 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5" table:default-cell-style-name="ce15"/>
        <table:table-column table:style-name="co1" table:default-cell-style-name="ce19"/>
        <table:table-column table:style-name="co1" table:default-cell-style-name="ce25"/>
        <table:table-row table:style-name="ro1">
          <table:table-cell table:style-name="ce1" office:value-type="string" calcext:value-type="string">
            <text:p>Somme - CA</text:p>
          </table:table-cell>
          <table:table-cell table:style-name="ce6" office:value-type="string" calcext:value-type="string">
            <text:p>nommag</text:p>
          </table:table-cell>
          <table:table-cell table:style-name="ce12" table:number-columns-repeated="6"/>
          <table:table-cell table:style-name="ce22"/>
        </table:table-row>
        <table:table-row table:style-name="ro1">
          <table:table-cell table:style-name="ce2" office:value-type="string" calcext:value-type="string">
            <text:p>mois</text:p>
          </table:table-cell>
          <table:table-cell table:style-name="ce7" office:value-type="string" calcext:value-type="string">
            <text:p>Cap au Sud</text:p>
          </table:table-cell>
          <table:table-cell table:style-name="ce13" office:value-type="string" calcext:value-type="string">
            <text:p>L'européenne</text:p>
          </table:table-cell>
          <table:table-cell table:style-name="ce13" office:value-type="string" calcext:value-type="string">
            <text:p>La librairie parisienne</text:p>
          </table:table-cell>
          <table:table-cell table:style-name="ce13" office:value-type="string" calcext:value-type="string">
            <text:p>Le Ch'ti livre</text:p>
          </table:table-cell>
          <table:table-cell table:style-name="ce13" office:value-type="string" calcext:value-type="string">
            <text:p>Loire et livres</text:p>
          </table:table-cell>
          <table:table-cell table:style-name="ce13" office:value-type="string" calcext:value-type="string">
            <text:p>Rhône à lire</text:p>
          </table:table-cell>
          <table:table-cell table:style-name="ce13" office:value-type="string" calcext:value-type="string">
            <text:p>Ty Li-Breizh-rie</text:p>
          </table:table-cell>
          <table:table-cell table:style-name="ce23" office:value-type="string" calcext:value-type="string">
            <text:p>Total Résulta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8.85" calcext:value-type="float">
            <text:p>188,85</text:p>
          </table:table-cell>
          <table:table-cell table:style-name="ce14" office:value-type="float" office:value="256.59" calcext:value-type="float">
            <text:p>256,59</text:p>
          </table:table-cell>
          <table:table-cell table:style-name="ce14" office:value-type="float" office:value="208.32" calcext:value-type="float">
            <text:p>208,32</text:p>
          </table:table-cell>
          <table:table-cell table:style-name="ce14" office:value-type="float" office:value="300.45" calcext:value-type="float">
            <text:p>300,45</text:p>
          </table:table-cell>
          <table:table-cell table:style-name="ce14" office:value-type="float" office:value="305.25" calcext:value-type="float">
            <text:p>305,25</text:p>
          </table:table-cell>
          <table:table-cell table:style-name="ce14" office:value-type="float" office:value="274.36" calcext:value-type="float">
            <text:p>274,36</text:p>
          </table:table-cell>
          <table:table-cell table:style-name="ce18" office:value-type="float" office:value="142.81" calcext:value-type="float">
            <text:p>142,81</text:p>
          </table:table-cell>
          <table:table-cell table:style-name="ce24" office:value-type="float" office:value="1676.63" calcext:value-type="float">
            <text:p>1676,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.61" calcext:value-type="float">
            <text:p>138,61</text:p>
          </table:table-cell>
          <table:table-cell office:value-type="float" office:value="113.7" calcext:value-type="float">
            <text:p>113,7</text:p>
          </table:table-cell>
          <table:table-cell office:value-type="float" office:value="530.25" calcext:value-type="float">
            <text:p>530,25</text:p>
          </table:table-cell>
          <table:table-cell office:value-type="float" office:value="107" calcext:value-type="float">
            <text:p>107</text:p>
          </table:table-cell>
          <table:table-cell office:value-type="float" office:value="525" calcext:value-type="float">
            <text:p>525</text:p>
          </table:table-cell>
          <table:table-cell office:value-type="float" office:value="144.3" calcext:value-type="float">
            <text:p>144,3</text:p>
          </table:table-cell>
          <table:table-cell office:value-type="float" office:value="434.03" calcext:value-type="float">
            <text:p>434,03</text:p>
          </table:table-cell>
          <table:table-cell office:value-type="float" office:value="1992.89" calcext:value-type="float">
            <text:p>1992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6" calcext:value-type="float">
            <text:p>148,6</text:p>
          </table:table-cell>
          <table:table-cell office:value-type="float" office:value="415.2" calcext:value-type="float">
            <text:p>415,2</text:p>
          </table:table-cell>
          <table:table-cell office:value-type="float" office:value="309.75" calcext:value-type="float">
            <text:p>309,75</text:p>
          </table:table-cell>
          <table:table-cell office:value-type="float" office:value="366.66" calcext:value-type="float">
            <text:p>366,66</text:p>
          </table:table-cell>
          <table:table-cell office:value-type="float" office:value="193.82" calcext:value-type="float">
            <text:p>193,82</text:p>
          </table:table-cell>
          <table:table-cell office:value-type="float" office:value="126.36" calcext:value-type="float">
            <text:p>126,36</text:p>
          </table:table-cell>
          <table:table-cell office:value-type="float" office:value="59.06" calcext:value-type="float">
            <text:p>59,06</text:p>
          </table:table-cell>
          <table:table-cell office:value-type="float" office:value="1619.45" calcext:value-type="float">
            <text:p>1619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.4" calcext:value-type="float">
            <text:p>91,4</text:p>
          </table:table-cell>
          <table:table-cell office:value-type="float" office:value="105.43" calcext:value-type="float">
            <text:p>105,43</text:p>
          </table:table-cell>
          <table:table-cell office:value-type="float" office:value="69.51" calcext:value-type="float">
            <text:p>69,51</text:p>
          </table:table-cell>
          <table:table-cell office:value-type="float" office:value="88.79" calcext:value-type="float">
            <text:p>88,79</text:p>
          </table:table-cell>
          <table:table-cell office:value-type="float" office:value="265.86" calcext:value-type="float">
            <text:p>265,86</text:p>
          </table:table-cell>
          <table:table-cell office:value-type="float" office:value="67.03" calcext:value-type="float">
            <text:p>67,03</text:p>
          </table:table-cell>
          <table:table-cell office:value-type="float" office:value="162.99" calcext:value-type="float">
            <text:p>162,99</text:p>
          </table:table-cell>
          <table:table-cell office:value-type="float" office:value="851.01" calcext:value-type="float">
            <text:p>851,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.43" calcext:value-type="float">
            <text:p>99,43</text:p>
          </table:table-cell>
          <table:table-cell office:value-type="float" office:value="179.09" calcext:value-type="float">
            <text:p>179,09</text:p>
          </table:table-cell>
          <table:table-cell office:value-type="float" office:value="411.34" calcext:value-type="float">
            <text:p>411,34</text:p>
          </table:table-cell>
          <table:table-cell office:value-type="float" office:value="135.3" calcext:value-type="float">
            <text:p>135,3</text:p>
          </table:table-cell>
          <table:table-cell office:value-type="float" office:value="399.12" calcext:value-type="float">
            <text:p>399,12</text:p>
          </table:table-cell>
          <table:table-cell office:value-type="float" office:value="42.78" calcext:value-type="float">
            <text:p>42,78</text:p>
          </table:table-cell>
          <table:table-cell office:value-type="float" office:value="142.8" calcext:value-type="float">
            <text:p>142,8</text:p>
          </table:table-cell>
          <table:table-cell office:value-type="float" office:value="1409.86" calcext:value-type="float">
            <text:p>1409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.47" calcext:value-type="float">
            <text:p>333,47</text:p>
          </table:table-cell>
          <table:table-cell office:value-type="float" office:value="362.24" calcext:value-type="float">
            <text:p>362,24</text:p>
          </table:table-cell>
          <table:table-cell office:value-type="float" office:value="270.38" calcext:value-type="float">
            <text:p>270,38</text:p>
          </table:table-cell>
          <table:table-cell office:value-type="float" office:value="97.24" calcext:value-type="float">
            <text:p>97,24</text:p>
          </table:table-cell>
          <table:table-cell office:value-type="float" office:value="146.81" calcext:value-type="float">
            <text:p>146,81</text:p>
          </table:table-cell>
          <table:table-cell office:value-type="float" office:value="255.14" calcext:value-type="float">
            <text:p>255,14</text:p>
          </table:table-cell>
          <table:table-cell office:value-type="float" office:value="519.92" calcext:value-type="float">
            <text:p>519,92</text:p>
          </table:table-cell>
          <table:table-cell office:value-type="float" office:value="1985.2" calcext:value-type="float">
            <text:p>1985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9.07" calcext:value-type="float">
            <text:p>379,07</text:p>
          </table:table-cell>
          <table:table-cell office:value-type="float" office:value="311.99" calcext:value-type="float">
            <text:p>311,99</text:p>
          </table:table-cell>
          <table:table-cell office:value-type="float" office:value="174.6" calcext:value-type="float">
            <text:p>174,6</text:p>
          </table:table-cell>
          <table:table-cell office:value-type="float" office:value="377.62" calcext:value-type="float">
            <text:p>377,62</text:p>
          </table:table-cell>
          <table:table-cell office:value-type="float" office:value="489.35" calcext:value-type="float">
            <text:p>489,35</text:p>
          </table:table-cell>
          <table:table-cell office:value-type="float" office:value="368.02" calcext:value-type="float">
            <text:p>368,02</text:p>
          </table:table-cell>
          <table:table-cell office:value-type="float" office:value="307.33" calcext:value-type="float">
            <text:p>307,33</text:p>
          </table:table-cell>
          <table:table-cell office:value-type="float" office:value="2407.98" calcext:value-type="float">
            <text:p>2407,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7.68" calcext:value-type="float">
            <text:p>527,68</text:p>
          </table:table-cell>
          <table:table-cell office:value-type="float" office:value="348.78" calcext:value-type="float">
            <text:p>348,78</text:p>
          </table:table-cell>
          <table:table-cell office:value-type="float" office:value="374.13" calcext:value-type="float">
            <text:p>374,13</text:p>
          </table:table-cell>
          <table:table-cell office:value-type="float" office:value="618.31" calcext:value-type="float">
            <text:p>618,31</text:p>
          </table:table-cell>
          <table:table-cell office:value-type="float" office:value="403.11" calcext:value-type="float">
            <text:p>403,11</text:p>
          </table:table-cell>
          <table:table-cell office:value-type="float" office:value="406.95" calcext:value-type="float">
            <text:p>406,95</text:p>
          </table:table-cell>
          <table:table-cell office:value-type="float" office:value="204.13" calcext:value-type="float">
            <text:p>204,13</text:p>
          </table:table-cell>
          <table:table-cell office:value-type="float" office:value="2883.09" calcext:value-type="float">
            <text:p>2883,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3.2" calcext:value-type="float">
            <text:p>863,2</text:p>
          </table:table-cell>
          <table:table-cell office:value-type="float" office:value="765.85" calcext:value-type="float">
            <text:p>765,85</text:p>
          </table:table-cell>
          <table:table-cell office:value-type="float" office:value="917.81" calcext:value-type="float">
            <text:p>917,81</text:p>
          </table:table-cell>
          <table:table-cell office:value-type="float" office:value="819.24" calcext:value-type="float">
            <text:p>819,24</text:p>
          </table:table-cell>
          <table:table-cell office:value-type="float" office:value="987.94" calcext:value-type="float">
            <text:p>987,94</text:p>
          </table:table-cell>
          <table:table-cell office:value-type="float" office:value="1014.43" calcext:value-type="float">
            <text:p>1014,43</text:p>
          </table:table-cell>
          <table:table-cell office:value-type="float" office:value="489.34" calcext:value-type="float">
            <text:p>489,34</text:p>
          </table:table-cell>
          <table:table-cell office:value-type="float" office:value="5857.81" calcext:value-type="float">
            <text:p>5857,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6.98" calcext:value-type="float">
            <text:p>686,98</text:p>
          </table:table-cell>
          <table:table-cell office:value-type="float" office:value="323.91" calcext:value-type="float">
            <text:p>323,91</text:p>
          </table:table-cell>
          <table:table-cell office:value-type="float" office:value="772.87" calcext:value-type="float">
            <text:p>772,87</text:p>
          </table:table-cell>
          <table:table-cell office:value-type="float" office:value="956.7" calcext:value-type="float">
            <text:p>956,7</text:p>
          </table:table-cell>
          <table:table-cell office:value-type="float" office:value="678.6" calcext:value-type="float">
            <text:p>678,6</text:p>
          </table:table-cell>
          <table:table-cell office:value-type="float" office:value="374.25" calcext:value-type="float">
            <text:p>374,25</text:p>
          </table:table-cell>
          <table:table-cell office:value-type="float" office:value="492.82" calcext:value-type="float">
            <text:p>492,82</text:p>
          </table:table-cell>
          <table:table-cell office:value-type="float" office:value="4286.13" calcext:value-type="float">
            <text:p>4286,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.57" calcext:value-type="float">
            <text:p>793,57</text:p>
          </table:table-cell>
          <table:table-cell office:value-type="float" office:value="578.41" calcext:value-type="float">
            <text:p>578,41</text:p>
          </table:table-cell>
          <table:table-cell office:value-type="float" office:value="1014.02" calcext:value-type="float">
            <text:p>1014,02</text:p>
          </table:table-cell>
          <table:table-cell office:value-type="float" office:value="887.28" calcext:value-type="float">
            <text:p>887,28</text:p>
          </table:table-cell>
          <table:table-cell office:value-type="float" office:value="788.19" calcext:value-type="float">
            <text:p>788,19</text:p>
          </table:table-cell>
          <table:table-cell office:value-type="float" office:value="752.45" calcext:value-type="float">
            <text:p>752,45</text:p>
          </table:table-cell>
          <table:table-cell office:value-type="float" office:value="476.62" calcext:value-type="float">
            <text:p>476,62</text:p>
          </table:table-cell>
          <table:table-cell office:value-type="float" office:value="5290.54" calcext:value-type="float">
            <text:p>5290,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float" office:value="628.11" calcext:value-type="float">
            <text:p>628,11</text:p>
          </table:table-cell>
          <table:table-cell table:style-name="ce16" office:value-type="float" office:value="876.86" calcext:value-type="float">
            <text:p>876,86</text:p>
          </table:table-cell>
          <table:table-cell table:style-name="ce16" office:value-type="float" office:value="854.63" calcext:value-type="float">
            <text:p>854,63</text:p>
          </table:table-cell>
          <table:table-cell table:style-name="ce16" office:value-type="float" office:value="980.51" calcext:value-type="float">
            <text:p>980,51</text:p>
          </table:table-cell>
          <table:table-cell table:style-name="ce16" office:value-type="float" office:value="333.49" calcext:value-type="float">
            <text:p>333,49</text:p>
          </table:table-cell>
          <table:table-cell table:style-name="ce16" office:value-type="float" office:value="1015.43" calcext:value-type="float">
            <text:p>1015,43</text:p>
          </table:table-cell>
          <table:table-cell table:style-name="ce20" office:value-type="float" office:value="1087.37" calcext:value-type="float">
            <text:p>1087,37</text:p>
          </table:table-cell>
          <table:table-cell table:style-name="ce26" office:value-type="float" office:value="5776.4" calcext:value-type="float">
            <text:p>5776,4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4878.97" calcext:value-type="float">
            <text:p>4878,97</text:p>
          </table:table-cell>
          <table:table-cell table:style-name="ce17" office:value-type="float" office:value="4638.05" calcext:value-type="float">
            <text:p>4638,05</text:p>
          </table:table-cell>
          <table:table-cell table:style-name="ce17" office:value-type="float" office:value="5907.61" calcext:value-type="float">
            <text:p>5907,61</text:p>
          </table:table-cell>
          <table:table-cell table:style-name="ce17" office:value-type="float" office:value="5735.1" calcext:value-type="float">
            <text:p>5735,1</text:p>
          </table:table-cell>
          <table:table-cell table:style-name="ce17" office:value-type="float" office:value="5516.54" calcext:value-type="float">
            <text:p>5516,54</text:p>
          </table:table-cell>
          <table:table-cell table:style-name="ce17" office:value-type="float" office:value="4841.5" calcext:value-type="float">
            <text:p>4841,5</text:p>
          </table:table-cell>
          <table:table-cell table:style-name="ce21" office:value-type="float" office:value="4519.22" calcext:value-type="float">
            <text:p>4519,22</text:p>
          </table:table-cell>
          <table:table-cell table:style-name="ce27" office:value-type="float" office:value="36036.99" calcext:value-type="float">
            <text:p>36036,99</text:p>
          </table:table-cell>
        </table:table-row>
      </table:table>
      <table:table table:name="Graphique4" table:style-name="ta1">
        <table:shapes>
          <draw:frame draw:z-index="0" draw:style-name="gr1" draw:text-style-name="P1" svg:width="15.999cm" svg:height="8.999cm" svg:x="0.258cm" svg:y="3.899cm">
            <draw:object draw:notify-on-update-of-ranges="PT@label 0 PT@label 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9"/>
        <table:table-column table:style-name="co1" table:default-cell-style-name="ce25"/>
        <table:table-row table:style-name="ro1">
          <table:table-cell table:style-name="ce1" office:value-type="string" calcext:value-type="string">
            <text:p>Somme - montant</text:p>
          </table:table-cell>
          <table:table-cell table:style-name="ce6" office:value-type="string" calcext:value-type="string">
            <text:p>typevente</text:p>
          </table:table-cell>
          <table:table-cell table:style-name="ce12"/>
          <table:table-cell table:style-name="ce22"/>
        </table:table-row>
        <table:table-row table:style-name="ro1">
          <table:table-cell table:style-name="ce2" office:value-type="string" calcext:value-type="string">
            <text:p>annee</text:p>
          </table:table-cell>
          <table:table-cell table:style-name="ce7" office:value-type="string" calcext:value-type="string">
            <text:p>En magasin</text:p>
          </table:table-cell>
          <table:table-cell table:style-name="ce13" office:value-type="string" calcext:value-type="string">
            <text:p>En ligne</text:p>
          </table:table-cell>
          <table:table-cell table:style-name="ce23" office:value-type="string" calcext:value-type="string">
            <text:p>Total Résultat</text:p>
          </table:table-cell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8" office:value-type="float" office:value="14792.54" calcext:value-type="float">
            <text:p>14792,54</text:p>
          </table:table-cell>
          <table:table-cell table:style-name="ce18" office:value-type="float" office:value="9428.05" calcext:value-type="float">
            <text:p>9428,05</text:p>
          </table:table-cell>
          <table:table-cell table:style-name="ce24" office:value-type="float" office:value="24220.59" calcext:value-type="float">
            <text:p>24220,5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248" calcext:value-type="float">
            <text:p>13248</text:p>
          </table:table-cell>
          <table:table-cell office:value-type="float" office:value="11463.97" calcext:value-type="float">
            <text:p>11463,97</text:p>
          </table:table-cell>
          <table:table-cell office:value-type="float" office:value="24711.97" calcext:value-type="float">
            <text:p>24711,9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520.51" calcext:value-type="float">
            <text:p>17520,51</text:p>
          </table:table-cell>
          <table:table-cell office:value-type="float" office:value="9121.89" calcext:value-type="float">
            <text:p>9121,89</text:p>
          </table:table-cell>
          <table:table-cell office:value-type="float" office:value="26642.4" calcext:value-type="float">
            <text:p>26642,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9530.42" calcext:value-type="float">
            <text:p>19530,42</text:p>
          </table:table-cell>
          <table:table-cell office:value-type="float" office:value="11953.65" calcext:value-type="float">
            <text:p>11953,65</text:p>
          </table:table-cell>
          <table:table-cell office:value-type="float" office:value="31484.07" calcext:value-type="float">
            <text:p>31484,0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10" office:value-type="float" office:value="22344.64" calcext:value-type="float">
            <text:p>22344,64</text:p>
          </table:table-cell>
          <table:table-cell table:style-name="ce20" office:value-type="float" office:value="13692.35" calcext:value-type="float">
            <text:p>13692,35</text:p>
          </table:table-cell>
          <table:table-cell table:style-name="ce26" office:value-type="float" office:value="36036.99" calcext:value-type="float">
            <text:p>36036,99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87436.11" calcext:value-type="float">
            <text:p>87436,11</text:p>
          </table:table-cell>
          <table:table-cell table:style-name="ce21" office:value-type="float" office:value="55659.91" calcext:value-type="float">
            <text:p>55659,91</text:p>
          </table:table-cell>
          <table:table-cell table:style-name="ce27" office:value-type="float" office:value="143096.02" calcext:value-type="float">
            <text:p>143096,02</text:p>
          </table:table-cell>
        </table:table-row>
      </table:table>
      <table:table table:name="Graphique 5" table:style-name="ta1">
        <table:shapes>
          <draw:frame draw:z-index="0" draw:style-name="gr1" draw:text-style-name="P1" svg:width="15.999cm" svg:height="8.999cm" svg:x="6.369cm" svg:y="0.776cm">
            <draw:object draw:notify-on-update-of-ranges="PT@label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63"/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28" office:value-type="string" calcext:value-type="string">
            <text:p>nomedit</text:p>
          </table:table-cell>
          <table:table-cell table:style-name="ce29" office:value-type="string" calcext:value-type="string">
            <text:p>Somme - nbauteurs</text:p>
          </table:table-cell>
        </table:table-row>
        <table:table-row table:style-name="ro1">
          <table:table-cell table:style-name="ce3" office:value-type="string" calcext:value-type="string">
            <text:p>Seuil</text:p>
          </table:table-cell>
          <table:table-cell table:style-name="ce62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Actes Sud</text:p>
          </table:table-cell>
          <table:table-cell table:style-name="ce64" office:value-type="float" office:value="171" calcext:value-type="float">
            <text:p>171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27" office:value-type="float" office:value="1595" calcext:value-type="float">
            <text:p>1595</text:p>
          </table:table-cell>
        </table:table-row>
      </table:table>
      <table:table table:name="Graphique6" table:style-name="ta1">
        <table:shapes>
          <draw:frame draw:z-index="0" draw:style-name="gr1" draw:text-style-name="P1" svg:width="15.999cm" svg:height="8.999cm" svg:x="5.375cm" svg:y="0.119cm">
            <draw:object draw:notify-on-update-of-ranges="PT@label 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63"/>
        <table:table-row table:style-name="ro1">
          <table:table-cell table:style-name="ce28" office:value-type="string" calcext:value-type="string">
            <text:p>villecli</text:p>
          </table:table-cell>
          <table:table-cell table:style-name="ce29" office:value-type="string" calcext:value-type="string">
            <text:p>Somme - nbCli</text:p>
          </table:table-cell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6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27" office:value-type="float" office:value="49" calcext:value-type="float">
            <text:p>49</text:p>
          </table:table-cell>
        </table:table-row>
      </table:table>
      <table:table table:name="Graphique7" table:style-name="ta1">
        <table:shapes>
          <draw:frame draw:z-index="0" draw:style-name="gr1" draw:text-style-name="P1" svg:width="15.999cm" svg:height="9.013cm" svg:x="5.118cm" svg:y="0.47cm">
            <draw:object draw:notify-on-update-of-ranges="PT@label 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63"/>
        <table:table-row table:style-name="ro1">
          <table:table-cell table:style-name="ce28" office:value-type="string" calcext:value-type="string">
            <text:p>nommag</text:p>
          </table:table-cell>
          <table:table-cell table:style-name="ce29" office:value-type="string" calcext:value-type="string">
            <text:p>Somme - stock</text:p>
          </table:table-cell>
        </table:table-row>
        <table:table-row table:style-name="ro1">
          <table:table-cell table:style-name="ce3" office:value-type="string" calcext:value-type="string">
            <text:p>Cap au Sud</text:p>
          </table:table-cell>
          <table:table-cell table:style-name="ce62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64" office:value-type="float" office:value="17412.21" calcext:value-type="float">
            <text:p>17412,21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27" office:value-type="float" office:value="184872.89" calcext:value-type="float">
            <text:p>184872,89</text:p>
          </table:table-cell>
        </table:table-row>
      </table:table>
      <table:table table:name="Graphique8" table:style-name="ta1">
        <table:shapes>
          <draw:frame draw:z-index="0" draw:style-name="gr1" draw:text-style-name="P1" svg:width="15.999cm" svg:height="8.999cm" svg:x="10.419cm" svg:y="0.251cm">
            <draw:object draw:notify-on-update-of-ranges="PT@label 0 PT@label 1 PT@label 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67"/>
        <table:table-row table:style-name="ro1">
          <table:table-cell table:style-name="ce1"/>
          <table:table-cell table:style-name="ce6" office:value-type="string" calcext:value-type="string">
            <text:p>Données</text:p>
          </table:table-cell>
          <table:table-cell table:style-name="ce12"/>
          <table:table-cell table:style-name="ce22"/>
        </table:table-row>
        <table:table-row table:style-name="ro1">
          <table:table-cell table:style-name="ce2" office:value-type="string" calcext:value-type="string">
            <text:p>annee</text:p>
          </table:table-cell>
          <table:table-cell table:style-name="ce7" office:value-type="string" calcext:value-type="string">
            <text:p>Somme - maximum</text:p>
          </table:table-cell>
          <table:table-cell table:style-name="ce13" office:value-type="string" calcext:value-type="string">
            <text:p>Somme - minimum</text:p>
          </table:table-cell>
          <table:table-cell table:style-name="ce65" office:value-type="string" calcext:value-type="string">
            <text:p>Somme - moyenne</text:p>
          </table:table-cell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8" office:value-type="float" office:value="427.94" calcext:value-type="float">
            <text:p>427,94</text:p>
          </table:table-cell>
          <table:table-cell table:style-name="ce14" office:value-type="float" office:value="4.11" calcext:value-type="float">
            <text:p>4,11</text:p>
          </table:table-cell>
          <table:table-cell table:style-name="ce66" office:value-type="float" office:value="68.838629" calcext:value-type="float">
            <text:p>68,83862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90.63" calcext:value-type="float">
            <text:p>390,63</text:p>
          </table:table-cell>
          <table:table-cell office:value-type="float" office:value="4.28" calcext:value-type="float">
            <text:p>4,28</text:p>
          </table:table-cell>
          <table:table-cell office:value-type="float" office:value="65.570293" calcext:value-type="float">
            <text:p>65,57029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.13" calcext:value-type="float">
            <text:p>383,13</text:p>
          </table:table-cell>
          <table:table-cell office:value-type="float" office:value="4.25" calcext:value-type="float">
            <text:p>4,25</text:p>
          </table:table-cell>
          <table:table-cell office:value-type="float" office:value="67.224962" calcext:value-type="float">
            <text:p>67,22496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80.41" calcext:value-type="float">
            <text:p>480,41</text:p>
          </table:table-cell>
          <table:table-cell office:value-type="float" office:value="4.04" calcext:value-type="float">
            <text:p>4,04</text:p>
          </table:table-cell>
          <table:table-cell office:value-type="float" office:value="74.269692" calcext:value-type="float">
            <text:p>74,26969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65.98" calcext:value-type="float">
            <text:p>565,98</text:p>
          </table:table-cell>
          <table:table-cell office:value-type="float" office:value="4.31" calcext:value-type="float">
            <text:p>4,31</text:p>
          </table:table-cell>
          <table:table-cell office:value-type="float" office:value="80.806099" calcext:value-type="float">
            <text:p>80,80609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0" office:value-type="float" office:value="170.9" calcext:value-type="float">
            <text:p>170,9</text:p>
          </table:table-cell>
          <table:table-cell table:style-name="ce16" office:value-type="float" office:value="4.5" calcext:value-type="float">
            <text:p>4,5</text:p>
          </table:table-cell>
          <table:table-cell table:style-name="ce68" office:value-type="float" office:value="32.966022" calcext:value-type="float">
            <text:p>32,966022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2418.99" calcext:value-type="float">
            <text:p>2418,99</text:p>
          </table:table-cell>
          <table:table-cell table:style-name="ce17" office:value-type="float" office:value="25.49" calcext:value-type="float">
            <text:p>25,49</text:p>
          </table:table-cell>
          <table:table-cell table:style-name="ce69" office:value-type="float" office:value="389.675697" calcext:value-type="float">
            <text:p>389,675697</text:p>
          </table:table-cell>
        </table:table-row>
      </table:table>
      <table:named-expressions/>
      <table:data-pilot-tables>
        <table:data-pilot-table table:name="DataPilot1" table:application-data="" table:target-range-address="Graphique1.A1:Graphique1.H10" table:buttons="Graphique1.A2 Graphique1.B1" table:show-filter-button="false" table:drill-down-on-double-click="false">
          <table:database-source-query table:database-name="LirbairieMariaDB" table:query-name="Graphique1"/>
          <table:data-pilot-field table:source-field-name="anne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Graphique3.A1:Graphique3.I15" table:buttons="Graphique3.A2 Graphique3.B1" table:show-filter-button="false" table:drill-down-on-double-click="false">
          <table:database-source-query table:database-name="LirbairieMariaDB" table:query-name="Graphique3"/>
          <table:data-pilot-field table:source-field-name="nommag" table:orientation="column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42,78" table:display="true" table:show-details="true"/>
                <table:data-pilot-member table:name="59,06" table:display="true" table:show-details="true"/>
                <table:data-pilot-member table:name="67,03" table:display="true" table:show-details="true"/>
                <table:data-pilot-member table:name="69,51" table:display="true" table:show-details="true"/>
                <table:data-pilot-member table:name="88,79" table:display="true" table:show-details="true"/>
                <table:data-pilot-member table:name="91,4" table:display="true" table:show-details="true"/>
                <table:data-pilot-member table:name="97,24" table:display="true" table:show-details="true"/>
                <table:data-pilot-member table:name="99,43" table:display="true" table:show-details="true"/>
                <table:data-pilot-member table:name="105,43" table:display="true" table:show-details="true"/>
                <table:data-pilot-member table:name="107" table:display="true" table:show-details="true"/>
                <table:data-pilot-member table:name="113,7" table:display="true" table:show-details="true"/>
                <table:data-pilot-member table:name="126,36" table:display="true" table:show-details="true"/>
                <table:data-pilot-member table:name="135,3" table:display="true" table:show-details="true"/>
                <table:data-pilot-member table:name="138,61" table:display="true" table:show-details="true"/>
                <table:data-pilot-member table:name="142,8" table:display="true" table:show-details="true"/>
                <table:data-pilot-member table:name="142,81" table:display="true" table:show-details="true"/>
                <table:data-pilot-member table:name="144,3" table:display="true" table:show-details="true"/>
                <table:data-pilot-member table:name="146,81" table:display="true" table:show-details="true"/>
                <table:data-pilot-member table:name="148,6" table:display="true" table:show-details="true"/>
                <table:data-pilot-member table:name="162,99" table:display="true" table:show-details="true"/>
                <table:data-pilot-member table:name="174,6" table:display="true" table:show-details="true"/>
                <table:data-pilot-member table:name="179,09" table:display="true" table:show-details="true"/>
                <table:data-pilot-member table:name="188,85" table:display="true" table:show-details="true"/>
                <table:data-pilot-member table:name="193,82" table:display="true" table:show-details="true"/>
                <table:data-pilot-member table:name="204,13" table:display="true" table:show-details="true"/>
                <table:data-pilot-member table:name="208,32" table:display="true" table:show-details="true"/>
                <table:data-pilot-member table:name="255,14" table:display="true" table:show-details="true"/>
                <table:data-pilot-member table:name="256,59" table:display="true" table:show-details="true"/>
                <table:data-pilot-member table:name="265,86" table:display="true" table:show-details="true"/>
                <table:data-pilot-member table:name="270,38" table:display="true" table:show-details="true"/>
                <table:data-pilot-member table:name="274,36" table:display="true" table:show-details="true"/>
                <table:data-pilot-member table:name="300,45" table:display="true" table:show-details="true"/>
                <table:data-pilot-member table:name="305,25" table:display="true" table:show-details="true"/>
                <table:data-pilot-member table:name="307,33" table:display="true" table:show-details="true"/>
                <table:data-pilot-member table:name="309,75" table:display="true" table:show-details="true"/>
                <table:data-pilot-member table:name="311,99" table:display="true" table:show-details="true"/>
                <table:data-pilot-member table:name="323,91" table:display="true" table:show-details="true"/>
                <table:data-pilot-member table:name="333,47" table:display="true" table:show-details="true"/>
                <table:data-pilot-member table:name="333,49" table:display="true" table:show-details="true"/>
                <table:data-pilot-member table:name="348,78" table:display="true" table:show-details="true"/>
                <table:data-pilot-member table:name="362,24" table:display="true" table:show-details="true"/>
                <table:data-pilot-member table:name="366,66" table:display="true" table:show-details="true"/>
                <table:data-pilot-member table:name="368,02" table:display="true" table:show-details="true"/>
                <table:data-pilot-member table:name="374,13" table:display="true" table:show-details="true"/>
                <table:data-pilot-member table:name="374,25" table:display="true" table:show-details="true"/>
                <table:data-pilot-member table:name="377,62" table:display="true" table:show-details="true"/>
                <table:data-pilot-member table:name="379,07" table:display="true" table:show-details="true"/>
                <table:data-pilot-member table:name="399,12" table:display="true" table:show-details="true"/>
                <table:data-pilot-member table:name="403,11" table:display="true" table:show-details="true"/>
                <table:data-pilot-member table:name="406,95" table:display="true" table:show-details="true"/>
                <table:data-pilot-member table:name="411,34" table:display="true" table:show-details="true"/>
                <table:data-pilot-member table:name="415,2" table:display="true" table:show-details="true"/>
                <table:data-pilot-member table:name="434,03" table:display="true" table:show-details="true"/>
                <table:data-pilot-member table:name="476,62" table:display="true" table:show-details="true"/>
                <table:data-pilot-member table:name="489,34" table:display="true" table:show-details="true"/>
                <table:data-pilot-member table:name="489,35" table:display="true" table:show-details="true"/>
                <table:data-pilot-member table:name="492,82" table:display="true" table:show-details="true"/>
                <table:data-pilot-member table:name="519,92" table:display="true" table:show-details="true"/>
                <table:data-pilot-member table:name="525" table:display="true" table:show-details="true"/>
                <table:data-pilot-member table:name="527,68" table:display="true" table:show-details="true"/>
                <table:data-pilot-member table:name="530,25" table:display="true" table:show-details="true"/>
                <table:data-pilot-member table:name="578,41" table:display="true" table:show-details="true"/>
                <table:data-pilot-member table:name="618,31" table:display="true" table:show-details="true"/>
                <table:data-pilot-member table:name="628,11" table:display="true" table:show-details="true"/>
                <table:data-pilot-member table:name="678,6" table:display="true" table:show-details="true"/>
                <table:data-pilot-member table:name="686,98" table:display="true" table:show-details="true"/>
                <table:data-pilot-member table:name="752,45" table:display="true" table:show-details="true"/>
                <table:data-pilot-member table:name="765,85" table:display="true" table:show-details="true"/>
                <table:data-pilot-member table:name="772,87" table:display="true" table:show-details="true"/>
                <table:data-pilot-member table:name="788,19" table:display="true" table:show-details="true"/>
                <table:data-pilot-member table:name="793,57" table:display="true" table:show-details="true"/>
                <table:data-pilot-member table:name="819,24" table:display="true" table:show-details="true"/>
                <table:data-pilot-member table:name="854,63" table:display="true" table:show-details="true"/>
                <table:data-pilot-member table:name="863,2" table:display="true" table:show-details="true"/>
                <table:data-pilot-member table:name="876,86" table:display="true" table:show-details="true"/>
                <table:data-pilot-member table:name="887,28" table:display="true" table:show-details="true"/>
                <table:data-pilot-member table:name="917,81" table:display="true" table:show-details="true"/>
                <table:data-pilot-member table:name="956,7" table:display="true" table:show-details="true"/>
                <table:data-pilot-member table:name="980,51" table:display="true" table:show-details="true"/>
                <table:data-pilot-member table:name="987,94" table:display="true" table:show-details="true"/>
                <table:data-pilot-member table:name="1014,02" table:display="true" table:show-details="true"/>
                <table:data-pilot-member table:name="1014,43" table:display="true" table:show-details="true"/>
                <table:data-pilot-member table:name="1015,43" table:display="true" table:show-details="true"/>
                <table:data-pilot-member table:name="1087,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Graphique4.A1:Graphique4.D8" table:buttons="Graphique4.A2 Graphique4.B1" table:show-filter-button="false" table:drill-down-on-double-click="false">
          <table:database-source-query table:database-name="LirbairieMariaDB" table:query-name="Graphique4"/>
          <table:data-pilot-field table:source-field-name="typevente" table:orientation="column" table:used-hierarchy="0" table:function="auto">
            <table:data-pilot-level table:show-empty="false" calcext:repeat-item-labels="false">
              <table:data-pilot-members>
                <table:data-pilot-member table:name="N" tableooo:display-name="En magasin" table:display="true" table:show-details="true"/>
                <table:data-pilot-member table:name="O" tableooo:display-name="En lig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9121,89" table:display="true" table:show-details="true"/>
                <table:data-pilot-member table:name="9428,05" table:display="true" table:show-details="true"/>
                <table:data-pilot-member table:name="11463,97" table:display="true" table:show-details="true"/>
                <table:data-pilot-member table:name="11953,65" table:display="true" table:show-details="true"/>
                <table:data-pilot-member table:name="13248" table:display="true" table:show-details="true"/>
                <table:data-pilot-member table:name="13692,35" table:display="true" table:show-details="true"/>
                <table:data-pilot-member table:name="14792,54" table:display="true" table:show-details="true"/>
                <table:data-pilot-member table:name="17520,51" table:display="true" table:show-details="true"/>
                <table:data-pilot-member table:name="19530,42" table:display="true" table:show-details="true"/>
                <table:data-pilot-member table:name="22344,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Graphique 5'.A3:'Graphique 5'.B14" table:buttons="'Graphique 5'.A3" table:show-filter-button="false" table:drill-down-on-double-click="false">
          <table:database-source-query table:database-name="LirbairieMariaDB" table:query-name="Graphique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edit" table:orientation="row" table:used-hierarchy="0" table:function="auto">
            <table:data-pilot-level table:show-empty="false" calcext:repeat-item-labels="false">
              <table:data-pilot-members>
                <table:data-pilot-member table:name="Seuil" table:display="true" table:show-details="true"/>
                <table:data-pilot-member table:name="Hachette Jeunesse" table:display="true" table:show-details="true"/>
                <table:data-pilot-member table:name="Hachette" table:display="true" table:show-details="true"/>
                <table:data-pilot-member table:name="Gallimard" table:display="true" table:show-details="true"/>
                <table:data-pilot-member table:name="Fleurus" table:display="true" table:show-details="true"/>
                <table:data-pilot-member table:name="Flammarion" table:display="true" table:show-details="true"/>
                <table:data-pilot-member table:name="Bayard Jeunesse" table:display="true" table:show-details="true"/>
                <table:data-pilot-member table:name="Bayard" table:display="true" table:show-details="true"/>
                <table:data-pilot-member table:name="Albin Michel" table:display="true" table:show-details="true"/>
                <table:data-pilot-member table:name="Actes Sud" table:display="true" table:show-details="true"/>
              </table:data-pilot-members>
              <table:data-pilot-display-info table:enabled="false" table:display-member-mode="from-top" table:member-count="10" table:data-field="nbauteur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false" table:show-details="true"/>
                <table:data-pilot-member table:name="58" table:display="false" table:show-details="true"/>
                <table:data-pilot-member table:name="68" table:display="false" table:show-details="true"/>
                <table:data-pilot-member table:name="69" table:display="false" table:show-details="true"/>
                <table:data-pilot-member table:name="171" table:display="false" table:show-details="true"/>
                <table:data-pilot-member table:name="206" table:display="false" table:show-details="true"/>
                <table:data-pilot-member table:name="266" table:display="false" table:show-details="true"/>
                <table:data-pilot-member table:name="299" table:display="fals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Graphique7.A1:Graphique7.B9" table:buttons="Graphique7.A1" table:show-filter-button="false" table:drill-down-on-double-click="false">
          <table:database-source-query table:database-name="LirbairieMariaDB" table:query-name="Graphique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mag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ock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Graphique6.A1:Graphique6.B15" table:buttons="Graphique6.A1" table:show-filter-button="false" table:drill-down-on-double-click="false">
          <table:database-source-query table:database-name="LirbairieMariaDB" table:query-name="Graphique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llecli" table:orientation="row" table:used-hierarchy="0" table:function="auto">
            <table:data-pilot-level table:show-empty="false" calcext:repeat-item-labels="false">
              <table:data-pilot-members>
                <table:data-pilot-member table:name="Bordeaux" table:display="true" table:show-details="true"/>
                <table:data-pilot-member table:name="Grenoble" table:display="true" table:show-details="true"/>
                <table:data-pilot-member table:name="Lille" table:display="true" table:show-details="true"/>
                <table:data-pilot-member table:name="Lyon" table:display="true" table:show-details="true"/>
                <table:data-pilot-member table:name="Marseille" table:display="true" table:show-details="true"/>
                <table:data-pilot-member table:name="Montpellier" table:display="true" table:show-details="true"/>
                <table:data-pilot-member table:name="Nantes" table:display="true" table:show-details="true"/>
                <table:data-pilot-member table:name="Orléans" table:display="true" table:show-details="true"/>
                <table:data-pilot-member table:name="Paris" table:display="true" table:show-details="true"/>
                <table:data-pilot-member table:name="Reims" table:display="true" table:show-details="true"/>
                <table:data-pilot-member table:name="Strasbourg" table:display="true" table:show-details="true"/>
                <table:data-pilot-member table:name="Toulouse" table:display="true" table:show-details="true"/>
                <table:data-pilot-member table:name="Tou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Cli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Graphique8.A1:Graphique8.D9" table:buttons="Graphique8.A2 Graphique8.B1" table:show-filter-button="false" table:drill-down-on-double-click="false">
          <table:database-source-query table:database-name="LirbairieMariaDB" table:query-name="Graphique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sum">
            <table:data-pilot-level table:show-empty="false" calcext:repeat-item-labels="false">
              <table:data-pilot-members>
                <table:data-pilot-member table:name="170,9" table:display="true" table:show-details="true"/>
                <table:data-pilot-member table:name="383,13" table:display="true" table:show-details="true"/>
                <table:data-pilot-member table:name="390,63" table:display="true" table:show-details="true"/>
                <table:data-pilot-member table:name="427,94" table:display="true" table:show-details="true"/>
                <table:data-pilot-member table:name="480,41" table:display="true" table:show-details="true"/>
                <table:data-pilot-member table:name="565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imum" table:orientation="data" table:used-hierarchy="0" table:function="sum">
            <table:data-pilot-level table:show-empty="false" calcext:repeat-item-labels="false">
              <table:data-pilot-members>
                <table:data-pilot-member table:name="4,04" table:display="true" table:show-details="true"/>
                <table:data-pilot-member table:name="4,11" table:display="true" table:show-details="true"/>
                <table:data-pilot-member table:name="4,25" table:display="true" table:show-details="true"/>
                <table:data-pilot-member table:name="4,28" table:display="true" table:show-details="true"/>
                <table:data-pilot-member table:name="4,31" table:display="true" table:show-details="true"/>
                <table:data-pilot-member table:name="4,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yenne" table:orientation="data" table:used-hierarchy="0" table:function="sum">
            <table:data-pilot-level table:show-empty="false" calcext:repeat-item-labels="false">
              <table:data-pilot-members>
                <table:data-pilot-member table:name="32,966022" table:display="true" table:show-details="true"/>
                <table:data-pilot-member table:name="65,570293" table:display="true" table:show-details="true"/>
                <table:data-pilot-member table:name="67,224962" table:display="true" table:show-details="true"/>
                <table:data-pilot-member table:name="68,838629" table:display="true" table:show-details="true"/>
                <table:data-pilot-member table:name="74,269692" table:display="true" table:show-details="true"/>
                <table:data-pilot-member table:name="80,8060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 style:data-style-name="N2" text:time-value="15:17:10.8932652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4:25:42.902498526</meta:creation-date>
    <dc:date>2025-03-29T15:19:34.828673182</dc:date>
    <meta:editing-duration>PT3H7M2S</meta:editing-duration>
    <meta:editing-cycles>11</meta:editing-cycles>
    <meta:generator>LibreOffice/25.2.1.2$Linux_X86_64 LibreOffice_project/520$Build-2</meta:generator>
    <meta:document-statistic meta:table-count="8" meta:cell-count="337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title svg:x="4.113cm" svg:y="0.315cm" chart:style-name="ch2">
          <text:p>Nombre de livres vendus par magasins</text:p>
        </chart:title>
        <chart:legend chart:legend-position="end" svg:x="13.19cm" svg:y="2.95cm" style:legend-expansion="high" chart:style-name="ch3"/>
        <chart:plot-area chart:style-name="ch4" svg:x="0.32cm" svg:y="1.248cm" svg:width="12.55cm" svg:height="7.572cm">
          <chart:coordinate-region svg:x="0.953cm" svg:y="1.447cm" svg:width="11.917cm" svg:height="7.1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" chart:class="chart:bar">
            <chart:data-point/>
          </chart:series>
          <chart:series chart:style-name="ch9" chart:values-cell-range-address="" chart:class="chart:bar">
            <chart:data-point/>
          </chart:series>
          <chart:series chart:style-name="ch10" chart:values-cell-range-address="" chart:class="chart:bar">
            <chart:data-point/>
          </chart:series>
          <chart:series chart:style-name="ch11" chart:values-cell-range-address="" chart:class="chart:bar">
            <chart:data-point/>
          </chart:series>
          <chart:series chart:style-name="ch12" chart:values-cell-range-address="" chart:class="chart:bar">
            <chart:data-point/>
          </chart:series>
          <chart:series chart:style-name="ch13" chart:values-cell-range-address="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area" chart:style-name="ch1">
        <chart:title svg:x="3.078cm" svg:y="0.315cm" chart:style-name="ch2">
          <text:p>Evolution des CA des magasins par mois en 2024</text:p>
        </chart:title>
        <chart:legend chart:legend-position="end" svg:x="13.19cm" svg:y="2.95cm" style:legend-expansion="high" chart:style-name="ch3"/>
        <chart:plot-area chart:style-name="ch4" svg:x="0.32cm" svg:y="1.248cm" svg:width="12.55cm" svg:height="7.572cm">
          <chart:coordinate-region svg:x="0.953cm" svg:y="1.447cm" svg:width="11.917cm" svg:height="7.1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area">
            <chart:data-point/>
          </chart:series>
          <chart:series chart:style-name="ch8" chart:values-cell-range-address="" chart:class="chart:area">
            <chart:data-point/>
          </chart:series>
          <chart:series chart:style-name="ch9" chart:values-cell-range-address="" chart:class="chart:area">
            <chart:data-point/>
          </chart:series>
          <chart:series chart:style-name="ch10" chart:values-cell-range-address="" chart:class="chart:area">
            <chart:data-point/>
          </chart:series>
          <chart:series chart:style-name="ch11" chart:values-cell-range-address="" chart:class="chart:area">
            <chart:data-point/>
          </chart:series>
          <chart:series chart:style-name="ch12" chart:values-cell-range-address="" chart:class="chart:area">
            <chart:data-point/>
          </chart:series>
          <chart:series chart:style-name="ch13" chart:values-cell-range-address="" chart:class="chart:area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6cm" svg:height="9cm" xlink:href=".." xlink:type="simple" loext:data-pilot-source="DataPilot3" chart:class="chart:line" chart:style-name="ch1">
        <chart:title svg:x="5.547cm" svg:y="0.315cm" chart:style-name="ch2">
          <text:p>Evolution chiffre d'affaire</text:p>
        </chart:title>
        <chart:subtitle svg:x="4.277cm" svg:y="1.248cm" chart:style-name="ch3">
          <text:p><text:span text:style-name="T1">Comparaison vente en ligne et en magasin</text:span></text:p>
        </chart:subtitle>
        <chart:legend chart:legend-position="end" svg:x="13.19cm" svg:y="2.95cm" style:legend-expansion="high" chart:style-name="ch4"/>
        <chart:plot-area chart:style-name="ch5" svg:x="0.32cm" svg:y="2.111cm" svg:width="12.55cm" svg:height="6.709cm">
          <chart:coordinate-region svg:x="0.953cm" svg:y="2.311cm" svg:width="11.917cm" svg:height="6.3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bar" chart:style-name="ch1">
        <chart:title svg:x="2.931cm" svg:y="0.315cm" chart:style-name="ch2">
          <text:p>Dix éditeurs les plus importants en nombre d'auteur</text:p>
        </chart:title>
        <chart:legend chart:legend-position="end" svg:x="13.19cm" svg:y="2.95cm" style:legend-expansion="high" chart:style-name="ch3"/>
        <chart:plot-area chart:style-name="ch4" svg:x="0.32cm" svg:y="1.248cm" svg:width="12.55cm" svg:height="7.572cm">
          <chart:coordinate-region svg:x="0.416cm" svg:y="1.248cm" svg:width="12.261cm" svg:height="6.9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loext:data-pilot-source="DataPilot5" chart:class="chart:circle" chart:style-name="ch1">
        <chart:title svg:x="5.137cm" svg:y="0.315cm" chart:style-name="ch2">
          <text:p>Valeur du stock par magasin</text:p>
        </chart:title>
        <chart:legend chart:legend-position="end" svg:x="13.19cm" svg:y="2.955cm" style:legend-expansion="high" chart:style-name="ch3"/>
        <chart:plot-area chart:style-name="ch4" svg:x="0.35cm" svg:y="1.418cm" svg:width="12.49cm" svg:height="7.24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561cm" svg:y="1.418cm" svg:width="12.068cm" svg:height="7.24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" chart:class="chart:circl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6" chart:class="chart:circle" chart:style-name="ch1">
        <chart:title svg:x="1.854cm" svg:y="0.315cm" chart:style-name="ch2">
          <text:p>Origine des clients ayant achetés des livres de René Goscinny</text:p>
        </chart:title>
        <chart:legend chart:legend-position="end" svg:x="13.19cm" svg:y="2.95cm" style:legend-expansion="high" chart:style-name="ch3"/>
        <chart:plot-area chart:style-name="ch4" svg:x="0.35cm" svg:y="1.418cm" svg:width="12.49cm" svg:height="7.23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572cm" svg:y="1.418cm" svg:width="12.046cm" svg:height="7.23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" chart:class="chart:circl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7" chart:class="chart:line" chart:style-name="ch1">
        <chart:title svg:x="5.175cm" svg:y="0.315cm" chart:style-name="ch2">
          <text:p>Evolution CA total par client </text:p>
        </chart:title>
        <chart:legend chart:legend-position="end" svg:x="13.19cm" svg:y="2.95cm" style:legend-expansion="high" chart:style-name="ch3"/>
        <chart:plot-area chart:style-name="ch4" svg:x="0.32cm" svg:y="1.248cm" svg:width="12.55cm" svg:height="7.572cm">
          <chart:coordinate-region svg:x="0.953cm" svg:y="1.447cm" svg:width="11.917cm" svg:height="7.1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